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er">
      <style:paragraph-properties fo:margin-top="0cm" fo:margin-bottom="0cm" style:contextual-spacing="false"/>
      <style:text-properties style:text-underline-style="dotted" style:text-underline-width="auto" style:text-underline-color="font-color" officeooo:rsid="0014ebee" officeooo:paragraph-rsid="0014ebee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708461701077_256"/>Esta tarea está diseñada para ser realizada en 3 horas, puedes desarrollarla en casa y será corregida el lunes 26 de febrero en el aula. Para la siguiente tarea tienes que diseñar un programa que haciendo uso de Java e Hibernate se cumplan los siguiente requisitos:</text:p>
      <text:list text:style-name="L1">
        <text:list-item>
          <text:p text:style-name="P4">Una persona puede escribir uno o varios libros y un libro puede ser escrito por una o varias personas.</text:p>
        </text:list-item>
        <text:list-item>
          <text:p text:style-name="P4">Una persona puede leer varios libros y un libro puede ser leído por varias personas.</text:p>
        </text:list-item>
        <text:list-item>
          <text:p text:style-name="P4">Una persona puede comentar un libro o varios y un libro puede ser comentado por varias personas.</text:p>
        </text:list-item>
        <text:list-item>
          <text:p text:style-name="P4">De una persona queremos saber su nombre, su nombre de usuario, su contraseña y su correo electrónico.</text:p>
        </text:list-item>
        <text:list-item>
          <text:p text:style-name="P4">De un libro queremos saber su titulo y numero de páginas.</text:p>
        </text:list-item>
        <text:list-item>
          <text:p text:style-name="P4">Cuando una persona comenta un libro, le da una valoración entre 0 y 5 y le añade un comentario.</text:p>
        </text:list-item>
        <text:list-item>
          <text:p text:style-name="P4">Un usuario tiene que poder hacer login (username y contraseña correctas)</text:p>
        </text:list-item>
        <text:list-item>
          <text:p text:style-name="P4">Un usuario tiene que poder marcar como leido un libro.</text:p>
        </text:list-item>
        <text:list-item>
          <text:p text:style-name="P4">Un usuario tiene que poder indicar que ha escrito un libro.</text:p>
        </text:list-item>
        <text:list-item>
          <text:p text:style-name="P4">Un usuario tiene que poder comentar/valorar un libro.</text:p>
        </text:list-item>
        <text:list-item>
          <text:p text:style-name="P4">Cuando un usuario haga login, se tiene que actualizar la última vez que lo hizo.</text:p>
        </text:list-item>
        <text:list-item>
          <text:p text:style-name="P4">Un usuario puede ver todos los libros que ha leido.</text:p>
        </text:list-item>
        <text:list-item>
          <text:p text:style-name="P4">Un usuario puede ver todos los libros disponibles</text:p>
        </text:list-item>
        <text:list-item>
          <text:p text:style-name="P4">El main tiene que demostrar que cada una de estas partes son usables.</text:p>
        </text:list-item>
        <text:list-item>
          <text:p text:style-name="P4">Se debe de utilizar una arquitectura DAO.</text:p>
        </text:list-item>
        <text:list-item>
          <text:p text:style-name="P4">La entrega se realizará a través del aula virtual y github. </text:p>
        </text:list-item>
      </text:list>
      <text:p text:style-name="P2">Todos los puntos menos el último (que no puntúa) puntúan lo mismo, te recomiendo que dediques solo 3 horas a realizar esta tarea.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cm" style:contextual-spacing="false"/>
      <style:text-properties style:text-underline-style="dotted" style:text-underline-width="auto" style:text-underline-color="font-color" officeooo:rsid="0014ebee" officeooo:paragraph-rsid="0014eb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cceso a Datos<text:tab/><text:tab/>25 de febrero de 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21:48:55.519000000</meta:creation-date>
    <dc:date>2024-02-22T18:22:54.417000000</dc:date>
    <meta:editing-duration>PT1M32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9" meta:word-count="295" meta:character-count="1570" meta:non-whitespace-character-count="1308"/>
  </office:meta>
</office:document-meta>
</file>